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61e" officeooo:paragraph-rsid="0015561e"/>
    </style:style>
    <style:style style:name="P2" style:family="paragraph" style:parent-style-name="Standard">
      <style:text-properties officeooo:rsid="00165a16" officeooo:paragraph-rsid="00165a16"/>
    </style:style>
    <style:style style:name="P3" style:family="paragraph" style:parent-style-name="Standard">
      <style:text-properties officeooo:rsid="001c396b" officeooo:paragraph-rsid="001c396b"/>
    </style:style>
    <style:style style:name="T1" style:family="text">
      <style:text-properties officeooo:rsid="001804fe"/>
    </style:style>
    <style:style style:name="T2" style:family="text">
      <style:text-properties officeooo:rsid="00189ab9"/>
    </style:style>
    <style:style style:name="T3" style:family="text">
      <style:text-properties officeooo:rsid="001c431c"/>
    </style:style>
    <style:style style:name="T4" style:family="text">
      <style:text-properties officeooo:rsid="001d80a1"/>
    </style:style>
    <style:style style:name="T5" style:family="text">
      <style:text-properties officeooo:rsid="00209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um -<text:span text:style-name="T5">y </text:span>install zlib-devel </text:p>
      <text:p text:style-name="P1">yum -<text:span text:style-name="T4">y </text:span>install libxml2-devel </text:p>
      <text:p text:style-name="P1">yum -<text:span text:style-name="T5">y </text:span>install sudo </text:p>
      <text:p text:style-name="P1">yum -<text:span text:style-name="T5">y </text:span>install rsyslog </text:p>
      <text:p text:style-name="P1">yum -<text:span text:style-name="T5">y </text:span>install pax</text:p>
      <text:p text:style-name="P1"/>
      <text:p text:style-name="P1">– <text:span text:style-name="T1">use -y option, already intall all the above for all the hosts.</text:span></text:p>
      <text:p text:style-name="P1"/>
      <text:p text:style-name="P2">vim /etc/rsyslog.conf</text:p>
      <text:p text:style-name="P2">service rsyslog start</text:p>
      <text:p text:style-name="P2"/>
      <text:p text:style-name="P2"/>
      <text:p text:style-name="P2">###LDM</text:p>
      <text:p text:style-name="P1"><text:span text:style-name="T2">echo 123456 | </text:span>passwd ldm –<text:span text:style-name="T2">stdin <text:s/># OK</text:span></text:p>
      <text:p text:style-name="P3">setting ldm sudoers<text:span text:style-name="T3">d /ect/sudoe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4:14:08.504810759</meta:creation-date>
    <dc:date>2015-10-13T21:13:51.211904458</dc:date>
    <meta:editing-duration>PT28M50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50" meta:character-count="298" meta:non-whitespace-character-count="253"/>
  </office:meta>
</office:document-meta>
</file>